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s://ninacarducci.github.io/assets/images/gallery/mariage/jakob-owens-SiniLJkXhMc-unsplash.jpg" draw:style-name="gr1" draw:text-style-name="P1" svg:width="1.322cm" svg:height="1.322cm" svg:x="0cm" svg:y="30.133cm">
            <draw:image xlink:href="https://ninacarducci.github.io/assets/images/gallery/mariage/jakob-owens-SiniLJkXhMc-unsplash.jpg" xlink:type="simple" xlink:show="embed" xlink:actuate="onLoad" draw:mime-type="image/jpeg">
              <text:p/>
            </draw:image>
          </draw:frame>
          <draw:frame draw:z-index="1" draw:name="https://ninacarducci.github.io/assets/images/gallery/portraits/nino-van-prattenburg--443cl1uR_8-unsplash.jpg" draw:style-name="gr1" draw:text-style-name="P1" svg:width="1.322cm" svg:height="1.322cm" svg:x="0cm" svg:y="30.584cm">
            <draw:image xlink:href="https://ninacarducci.github.io/assets/images/gallery/portraits/nino-van-prattenburg--443cl1uR_8-unsplash.jpg" xlink:type="simple" xlink:show="embed" xlink:actuate="onLoad" draw:mime-type="image/jpeg">
              <text:p/>
            </draw:image>
          </draw:frame>
          <draw:frame draw:z-index="2" draw:name="https://ninacarducci.github.io/assets/images/nina.png" draw:style-name="gr1" draw:text-style-name="P1" svg:width="1.322cm" svg:height="1.322cm" svg:x="0cm" svg:y="31.036cm">
            <draw:image xlink:href="https://ninacarducci.github.io/assets/images/nina.png" xlink:type="simple" xlink:show="embed" xlink:actuate="onLoad" draw:mime-type="image/png">
              <text:p/>
            </draw:image>
          </draw:frame>
          <draw:frame draw:z-index="3" draw:name="https://ninacarducci.github.io/assets/images/gallery/entreprise/mateus-campos-felipe-Fsgzm8N0hIY-unsplash.jpg" draw:style-name="gr1" draw:text-style-name="P1" svg:width="1.322cm" svg:height="1.322cm" svg:x="0cm" svg:y="31.487cm">
            <draw:image xlink:href="https://ninacarducci.github.io/assets/images/gallery/entreprise/mateus-campos-felipe-Fsgzm8N0hIY-unsplash.jpg" xlink:type="simple" xlink:show="embed" xlink:actuate="onLoad" draw:mime-type="image/jpeg">
              <text:p/>
            </draw:image>
          </draw:frame>
          <draw:frame draw:z-index="4" draw:name="https://ninacarducci.github.io/assets/images/slider/nicholas-green-nPz8akkUmDI-unsplash.jpg" draw:style-name="gr1" draw:text-style-name="P1" svg:width="1.322cm" svg:height="1.322cm" svg:x="0cm" svg:y="31.939cm">
            <draw:image xlink:href="https://ninacarducci.github.io/assets/images/slider/nicholas-green-nPz8akkUmDI-unsplash.jpg" xlink:type="simple" xlink:show="embed" xlink:actuate="onLoad" draw:mime-type="image/jpeg">
              <text:p/>
            </draw:image>
          </draw:frame>
          <draw:frame draw:z-index="5" draw:name="https://ninacarducci.github.io/assets/images/gallery/mariage/hannah-busing-RvF2R_qMpRk-unsplash.jpg" draw:style-name="gr1" draw:text-style-name="P1" svg:width="1.322cm" svg:height="1.322cm" svg:x="0cm" svg:y="32.39cm">
            <draw:image xlink:href="https://ninacarducci.github.io/assets/images/gallery/mariage/hannah-busing-RvF2R_qMpRk-unsplash.jpg" xlink:type="simple" xlink:show="embed" xlink:actuate="onLoad" draw:mime-type="image/jpeg">
              <text:p/>
            </draw:image>
          </draw:frame>
          <draw:frame draw:z-index="6" draw:name="https://ninacarducci.github.io/assets/images/camera.png" draw:style-name="gr1" draw:text-style-name="P1" svg:width="1.322cm" svg:height="1.322cm" svg:x="0cm" svg:y="32.842cm">
            <draw:image xlink:href="https://ninacarducci.github.io/assets/images/camera.png" xlink:type="simple" xlink:show="embed" xlink:actuate="onLoad" draw:mime-type="image/png">
              <text:p/>
            </draw:image>
          </draw:frame>
          <draw:frame draw:z-index="7" draw:name="https://ninacarducci.github.io/assets/images/gallery/concerts/austin-neill-hgO1wFPXl3I-unsplash.jpg" draw:style-name="gr1" draw:text-style-name="P1" svg:width="1.322cm" svg:height="1.322cm" svg:x="0cm" svg:y="33.293cm">
            <draw:image xlink:href="https://ninacarducci.github.io/assets/images/gallery/concerts/austin-neill-hgO1wFPXl3I-unsplash.jpg" xlink:type="simple" xlink:show="embed" xlink:actuate="onLoad" draw:mime-type="image/jpeg">
              <text:p/>
            </draw:image>
          </draw:frame>
          <draw:frame draw:z-index="8" draw:name="https://ninacarducci.github.io/assets/images/gallery/entreprise/ali-morshedlou-WMD64tMfc4k-unsplash.jpg" draw:style-name="gr1" draw:text-style-name="P1" svg:width="1.322cm" svg:height="1.322cm" svg:x="0cm" svg:y="33.745cm">
            <draw:image xlink:href="https://ninacarducci.github.io/assets/images/gallery/entreprise/ali-morshedlou-WMD64tMfc4k-unsplash.jpg" xlink:type="simple" xlink:show="embed" xlink:actuate="onLoad" draw:mime-type="image/jpeg">
              <text:p/>
            </draw:image>
          </draw:frame>
          <draw:frame draw:z-index="9" draw:name="https://ninacarducci.github.io/assets/images/gallery/concerts/aaron-paul-wnX-fXzB6Cw-unsplash.jpg" draw:style-name="gr1" draw:text-style-name="P1" svg:width="1.322cm" svg:height="1.322cm" svg:x="0cm" svg:y="34.197cm">
            <draw:image xlink:href="https://ninacarducci.github.io/assets/images/gallery/concerts/aaron-paul-wnX-fXzB6Cw-unsplash.jpg" xlink:type="simple" xlink:show="embed" xlink:actuate="onLoad" draw:mime-type="image/jpeg">
              <text:p/>
            </draw:image>
          </draw:frame>
          <draw:frame draw:z-index="10" draw:name="https://ninacarducci.github.io/assets/images/gallery/portraits/ade-tunji-rVkhWWZFAtQ-unsplash.jpg" draw:style-name="gr1" draw:text-style-name="P1" svg:width="1.322cm" svg:height="1.322cm" svg:x="0cm" svg:y="34.648cm">
            <draw:image xlink:href="https://ninacarducci.github.io/assets/images/gallery/portraits/ade-tunji-rVkhWWZFAtQ-unsplash.jpg" xlink:type="simple" xlink:show="embed" xlink:actuate="onLoad" draw:mime-type="image/jpeg">
              <text:p/>
            </draw:image>
          </draw:frame>
          <draw:frame draw:z-index="11" draw:name="https://ninacarducci.github.io/assets/images/gallery/entreprise/jason-goodman-tHO1_OuKbg0-unsplash.jpg" draw:style-name="gr1" draw:text-style-name="P1" svg:width="1.322cm" svg:height="1.322cm" svg:x="0cm" svg:y="35.1cm">
            <draw:image xlink:href="https://ninacarducci.github.io/assets/images/gallery/entreprise/jason-goodman-tHO1_OuKbg0-unsplash.jpg" xlink:type="simple" xlink:show="embed" xlink:actuate="onLoad" draw:mime-type="image/jpeg">
              <text:p/>
            </draw:image>
          </draw:frame>
          <draw:frame draw:z-index="12" draw:name="https://ninacarducci.github.io/assets/images/slider/edward-cisneros-3_h6-1NPDGw-unsplash.jpg" draw:style-name="gr1" draw:text-style-name="P1" svg:width="1.322cm" svg:height="1.322cm" svg:x="0cm" svg:y="36.906cm">
            <draw:image xlink:href="https://ninacarducci.github.io/assets/images/slider/edward-cisneros-3_h6-1NPDGw-unsplash.jpg" xlink:type="simple" xlink:show="embed" xlink:actuate="onLoad" draw:mime-type="image/jpeg">
              <text:p/>
            </draw:image>
          </draw:frame>
          <draw:frame draw:z-index="13" draw:name="https://ninacarducci.github.io/assets/images/slider/edward-cisneros-3_h6-1NPDGw-unsplash.jpg" draw:style-name="gr1" draw:text-style-name="P1" svg:width="1.322cm" svg:height="1.322cm" svg:x="0cm" svg:y="43.228cm">
            <draw:image xlink:href="https://ninacarducci.github.io/assets/images/slider/edward-cisneros-3_h6-1NPDGw-unsplash.jpg" xlink:type="simple" xlink:show="embed" xlink:actuate="onLoad" draw:mime-type="image/jpeg">
              <text:p/>
            </draw:image>
          </draw:frame>
          <draw:frame draw:z-index="14" draw:name="https://ninacarducci.github.io/assets/images/nina.png" draw:style-name="gr1" draw:text-style-name="P1" svg:width="1.322cm" svg:height="1.322cm" svg:x="0cm" svg:y="43.679cm">
            <draw:image xlink:href="https://ninacarducci.github.io/assets/images/nina.png" xlink:type="simple" xlink:show="embed" xlink:actuate="onLoad" draw:mime-type="image/png">
              <text:p/>
            </draw:image>
          </draw:frame>
          <draw:frame draw:z-index="15" draw:name="https://ninacarducci.github.io/assets/images/gallery/mariage/jakob-owens-SiniLJkXhMc-unsplash.jpg" draw:style-name="gr1" draw:text-style-name="P1" svg:width="1.322cm" svg:height="1.322cm" svg:x="0cm" svg:y="44.131cm">
            <draw:image xlink:href="https://ninacarducci.github.io/assets/images/gallery/mariage/jakob-owens-SiniLJkXhMc-unsplash.jpg" xlink:type="simple" xlink:show="embed" xlink:actuate="onLoad" draw:mime-type="image/jpeg">
              <text:p/>
            </draw:image>
          </draw:frame>
          <draw:frame draw:z-index="16" draw:name="https://ninacarducci.github.io/assets/images/slider/nicholas-green-nPz8akkUmDI-unsplash.jpg" draw:style-name="gr1" draw:text-style-name="P1" svg:width="1.322cm" svg:height="1.322cm" svg:x="0cm" svg:y="44.582cm">
            <draw:image xlink:href="https://ninacarducci.github.io/assets/images/slider/nicholas-green-nPz8akkUmDI-unsplash.jpg" xlink:type="simple" xlink:show="embed" xlink:actuate="onLoad" draw:mime-type="image/jpeg">
              <text:p/>
            </draw:image>
          </draw:frame>
          <draw:frame draw:z-index="17" draw:name="https://ninacarducci.github.io/assets/images/camera.png" draw:style-name="gr1" draw:text-style-name="P1" svg:width="1.322cm" svg:height="1.322cm" svg:x="0cm" svg:y="45.034cm">
            <draw:image xlink:href="https://ninacarducci.github.io/assets/images/camera.png" xlink:type="simple" xlink:show="embed" xlink:actuate="onLoad" draw:mime-type="image/png">
              <text:p/>
            </draw:image>
          </draw:frame>
          <draw:frame draw:z-index="18" draw:style-name="gr1" draw:text-style-name="P1" svg:width="1.322cm" svg:height="1.322cm" svg:x="0cm" svg:y="45.485cm">
            <draw:image xlink:href="https://ninacarducci.github.io/assets/images/gallery/entreprise/mateus-campos-felipe-Fsgzm8N0hIY-unsplash.jpg" xlink:type="simple" xlink:show="embed" xlink:actuate="onLoad" draw:mime-type="image/jpeg">
              <text:p/>
            </draw:image>
          </draw:frame>
          <draw:frame draw:z-index="19" draw:style-name="gr1" draw:text-style-name="P1" svg:width="1.322cm" svg:height="1.322cm" svg:x="0cm" svg:y="45.937cm">
            <draw:image xlink:href="https://ninacarducci.github.io/assets/images/slider/ryoji-iwata-wUZjnOv7t0g-unsplash.jpg" xlink:type="simple" xlink:show="embed" xlink:actuate="onLoad" draw:mime-type="image/jpeg">
              <text:p/>
            </draw:image>
          </draw:frame>
          <draw:frame draw:z-index="20" draw:style-name="gr1" draw:text-style-name="P1" svg:width="1.322cm" svg:height="1.322cm" svg:x="0cm" svg:y="47.743cm">
            <draw:image xlink:href="https://ninacarducci.github.io/assets/images/slider/edward-cisneros-3_h6-1NPDGw-unsplash.jpg" xlink:type="simple" xlink:show="embed" xlink:actuate="onLoad" draw:mime-type="image/jpeg">
              <text:p/>
            </draw:image>
          </draw:frame>
          <draw:frame draw:z-index="21" draw:style-name="gr1" draw:text-style-name="P1" svg:width="1.322cm" svg:height="1.322cm" svg:x="0cm" svg:y="48.195cm">
            <draw:image xlink:href="https://ninacarducci.github.io/assets/images/camera.png" xlink:type="simple" xlink:show="embed" xlink:actuate="onLoad" draw:mime-type="image/png">
              <text:p/>
            </draw:image>
          </draw:frame>
          <draw:frame draw:z-index="22" draw:style-name="gr1" draw:text-style-name="P1" svg:width="1.322cm" svg:height="1.322cm" svg:x="0cm" svg:y="48.646cm">
            <draw:image xlink:href="https://ninacarducci.github.io/assets/images/slider/ryoji-iwata-wUZjnOv7t0g-unsplash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row table:style-name="ro1">
          <table:table-cell table:style-name="ce1"/>
          <table:table-cell table:style-name="ce4"/>
        </table:table-row>
        <table:table-row table:style-name="ro1">
          <table:table-cell table:style-name="ce2"/>
          <table:table-cell table:style-name="ce5"/>
        </table:table-row>
        <table:table-row table:style-name="ro2">
          <table:table-cell table:style-name="ce2" office:value-type="string" calcext:value-type="string">
            <text:p>Indice de vitesse</text:p>
          </table:table-cell>
          <table:table-cell table:style-name="ce5" office:value-type="string" calcext:value-type="string">
            <text:p>À quelle vitesse le contenu de votre page est visiblement rempli.Une bonne expérience utilisateur est de 1,3 s ou moins.</text:p>
          </table:table-cell>
        </table:table-row>
        <table:table-row table:style-name="ro3">
          <table:table-cell/>
          <table:table-cell table:style-name="ce5"/>
        </table:table-row>
        <table:table-row table:style-name="ro4">
          <table:table-cell table:style-name="ce2" office:value-type="string" calcext:value-type="string">
            <text:p>Temps de blocage total</text:p>
          </table:table-cell>
          <table:table-cell office:value-type="string" calcext:value-type="string">
            <text:p>Combien de temps est bloqué par les scripts pendant le processus de chargement de votre page. <text:s/>Une bonne expérience utilisateur dure 150 ms ou moins</text:p>
          </table:table-cell>
        </table:table-row>
        <table:table-row table:style-name="ro3">
          <table:table-cell table:number-columns-repeated="2"/>
        </table:table-row>
        <table:table-row table:style-name="ro5">
          <table:table-cell table:style-name="ce2" office:value-type="string" calcext:value-type="string">
            <text:p>Changement de disposition cumulatif</text:p>
          </table:table-cell>
          <table:table-cell table:style-name="ce5" office:value-type="string" calcext:value-type="string">
            <text:p>Dans quelle mesure la mise en page de votre page change au fur et à mesure du chargement.Une bonne expérience utilisateur est un score de 0,1 ou moins.</text:p>
          </table:table-cell>
        </table:table-row>
        <table:table-row table:style-name="ro3">
          <table:table-cell/>
          <table:table-cell table:style-name="ce5"/>
        </table:table-row>
        <table:table-row table:style-name="ro3">
          <table:table-cell table:style-name="ce4" office:value-type="string" calcext:value-type="string">
            <text:p>struture</text:p>
          </table:table-cell>
          <table:table-cell table:style-name="ce4" office:value-type="string" calcext:value-type="string">
            <text:p>Évitez les énormes charges utiles du réseau 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4"/>
          <table:table-cell table:style-name="ce4" office:value-type="string" calcext:value-type="string">
            <text:p>Utiliser une largeur et une hauteur explicites sur les éléments d'image 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4"/>
          <table:table-cell table:style-name="ce4" office:value-type="string" calcext:value-type="string">
            <text:p>Servez des actifs statiques avec une politique de cache efficace 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Évitez les grands changements de disposition 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09:49:07.108000000</meta:creation-date>
    <dc:date>2024-03-01T15:48:40.478000000</dc:date>
    <meta:editing-duration>PT5H59M33S</meta:editing-duration>
    <meta:editing-cycles>1</meta:editing-cycles>
    <meta:document-statistic meta:table-count="1" meta:cell-count="11" meta:object-count="23"/>
    <meta:generator>LibreOffice/7.5.2.2$Windows_X86_64 LibreOffice_project/53bb9681a964705cf672590721dbc85eb4d0c3a2</meta:generator>
  </office:meta>
</office:document-meta>
</file>